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5"><text:span text:style-name="T12">do text</text:span></text:p><text:p text:style-name="P5"><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 </text:span>et portant sur <text:text-input text:description="Objet des travaux">self.getLicenceSubject()</text:text-input> <text:s/>à <text:s/><text:text-input text:description="Situation des travaux">self.getWorkLocationSignaletic()</text:text-input> inscrit au cadastre section <text:text-input text:description="Bien-Parcelles">self.getPortionOutsText()</text:text-input> .</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3:07:36</dc:date>
    <dc:creator>sde </dc:creator>
    <meta:editing-duration>PT10H2M40S</meta:editing-duration>
    <meta:editing-cycles>45</meta:editing-cycles>
    <meta:generator>LibreOffice/3.3$Unix LibreOffice_project/330m19$Build-401</meta:generator>
    <meta:document-statistic meta:table-count="0" meta:image-count="0" meta:object-count="0" meta:page-count="2" meta:paragraph-count="35" meta:word-count="338" meta:character-count="2523"/>
  </office:meta>
</office:document-meta>
</file>